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color="#000000"/>
    </style:style>
    <style:style style:name="T5" style:family="text">
      <style:text-properties fo:font-size="12pt"/>
    </style:style>
    <style:style style:name="T6" style:family="text">
      <style:text-properties fo:letter-spacing="normal"/>
    </style:style>
    <style:style style:name="T7" style:family="text">
      <style:text-properties fo:font-style="normal"/>
    </style:style>
    <style:style style:name="T8" style:family="text">
      <style:text-properties fo:font-weight="normal"/>
    </style:style>
    <style:style style:name="T9" style:family="text">
      <style:text-properties style:font-name="Times New Roman"/>
    </style:style>
    <style:style style:name="T10" style:family="text">
      <style:text-properties style:font-size-asian="12pt"/>
    </style:style>
    <style:style style:name="T11" style:family="text">
      <style:text-properties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 Grant</text:p>
      <text:p text:style-name="P2">102 – 305 Wharncliffe Rd N</text:p>
      <text:p text:style-name="P2">London, ON</text:p>
      <text:p text:style-name="P2">N6G 1E1</text:p>
      <text:p text:style-name="P2"/>
      <text:p text:style-name="P2"/>
      <text:p text:style-name="P2"/>
      <text:p text:style-name="P2">Marianna Gurovich</text:p>
      <text:p text:style-name="P2">Oracle Canada</text:p>
      <text:p text:style-name="P2">Toronto, Ontario</text:p>
      <text:p text:style-name="P2"/>
      <text:p text:style-name="P2"/>
      <text:p text:style-name="P2">Dear Marianna Gurovich,</text:p>
      <text:p text:style-name="P2"/>
      <text:p text:style-name="P3"><text:span text:style-name="T2">As I finish my Master's degree in applied mathematics, I am currently searching for a suitable position. I feel I would be a strong candidate for the </text:span><text:span text:style-name="T3">Course Developer</text:span><text:span text:style-name="T12"> </text:span><text:span text:style-name="T2"><text:s/>position at Oracle Canada. </text:span></text:p>
      <text:p text:style-name="P2"/>
      <text:p text:style-name="P2">In terms of experience, I have been an educator in formal classroom and informal tutoring settings. I have been a teaching assistant in four different courses at two universities. Being an assistant in these courses has given me an opportunity to prepare and lead tutorials in mathematics and physics. As a <text:s/>teaching assistant at Trent in a Physics for Teacher Education course has also given me training in a hands-on classroom environment, as this was a lab-based physics course for primary education students. At Western, my teaching assignments were engineering math courses, where I lead tutorials, taking questions and preparing solutions for homework problems for first and second year engineering students. Being a teaching assistant at both institutions also gave me experience in course planning and curricula development, as I worked directly with professors teaching university-level courses. </text:p>
      <text:p text:style-name="P2"/>
      <text:p text:style-name="P2">In addition to formal classroom experience, I have also tutored independently, primarily high school and university-level math. I am currently tutoring two grade eleven “university”-level students, covering topics such as exponent laws, compound interest, and functions. I am more than comfortable in my understanding of such topics, as well as communicating important ideas in ways that are flexible and accessible to different learning styles.</text:p>
      <text:p text:style-name="P2"/>
      <text:p text:style-name="P2">I feel with these attributes, I am a competitive candidate for the role of curriculum and course developer. Thank you for your consideration. </text:p>
      <text:p text:style-name="P2"/>
      <text:p text:style-name="P2"/>
      <text:p text:style-name="P2">Sincerely, </text:p>
      <text:p text:style-name="P2"/>
      <text:p text:style-name="P2">Josh Grant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shua Grant</meta:initial-creator>
    <meta:creation-date>2009-06-02T18:35:53</meta:creation-date>
    <dc:creator>Joshua Grant</dc:creator>
    <dc:date>2009-06-23T16:58:02</dc:date>
    <meta:editing-cycles>6</meta:editing-cycles>
    <meta:editing-duration>PT49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85" meta:character-count="1831"/>
  </office:meta>
</office:document-meta>
</file>